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71cm" fo:min-width="5.34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671cm" fo:min-width="3.056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528cm" fo:min-width="1.532cm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3cm"/>
    </style:style>
    <style:style style:name="gr6" style:family="graphic" style:parent-style-name="standard">
      <style:graphic-properties draw:stroke="none" svg:stroke-color="#000000" draw:fill="none" draw:fill-color="#ffffff" fo:min-height="0.7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18cm" draw:marker-start-width="0.227cm" draw:marker-end="Symmetric_20_Arrow" draw:marker-end-width="0.327cm" svg:stroke-opacity="100%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674cm" fo:min-width="2.131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014cm" fo:min-width="0.313cm"/>
    </style:style>
    <style:style style:name="gr11" style:family="graphic" style:parent-style-name="standard">
      <style:graphic-properties draw:textarea-horizontal-align="justify" draw:textarea-vertical-align="middle" draw:auto-grow-height="false" fo:min-height="0.279cm" fo:min-width="0.804cm"/>
    </style:style>
    <style:style style:name="gr12" style:family="graphic" style:parent-style-name="objectwithoutfill">
      <style:graphic-properties draw:stroke="solid" draw:marker-end="Arrow_20_concave" draw:marker-end-width="0.3cm" draw:fill="none" draw:textarea-vertical-align="middl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1.994cm" fo:min-width="2.132cm"/>
    </style:style>
    <style:style style:name="gr14" style:family="graphic" style:parent-style-name="standard">
      <style:graphic-properties draw:textarea-horizontal-align="justify" draw:textarea-vertical-align="middle" draw:auto-grow-height="false" fo:min-height="0.098cm" fo:min-width="1.203cm"/>
    </style:style>
    <style:style style:name="gr15" style:family="graphic" style:parent-style-name="standard">
      <style:graphic-properties draw:textarea-horizontal-align="justify" draw:textarea-vertical-align="middle" draw:auto-grow-height="false" fo:min-height="0.279cm" fo:min-width="0.802cm"/>
    </style:style>
    <style:style style:name="gr16" style:family="graphic" style:parent-style-name="standard">
      <style:graphic-properties draw:textarea-horizontal-align="justify" draw:textarea-vertical-align="middle" draw:auto-grow-height="false" fo:min-height="0.176cm" fo:min-width="0.87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909cm" fo:min-width="3.395cm"/>
    </style:style>
    <style:style style:name="gr18" style:family="graphic" style:parent-style-name="standard">
      <style:graphic-properties draw:stroke="none" svg:stroke-color="#000000" draw:fill="none" draw:fill-color="#ffffff" fo:min-height="0.512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766cm" fo:min-width="3.39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401cm" fo:min-width="3.395cm"/>
    </style:style>
    <style:style style:name="gr21" style:family="graphic" style:parent-style-name="standard">
      <style:graphic-properties draw:stroke="none" svg:stroke-color="#000000" draw:fill="none" draw:fill-color="#ffffff" fo:min-height="0.639cm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258cm" fo:min-width="3.056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1.193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1.194cm"/>
    </style:style>
    <style:style style:name="gr25" style:family="graphic" style:parent-style-name="standard">
      <style:graphic-properties draw:stroke="none" svg:stroke-color="#000000" draw:fill="none" draw:fill-color="#ffffff" fo:min-height="0.766cm"/>
    </style:style>
    <style:style style:name="gr26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814cm" fo:min-width="9.279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3.179cm" fo:min-width="5.088cm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1.02cm" fo:min-width="1.913cm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1.782cm" fo:min-width="1.532cm"/>
    </style:style>
    <style:style style:name="gr31" style:family="graphic" style:parent-style-name="standard">
      <style:graphic-properties draw:fill-color="#f6f9d4" draw:textarea-horizontal-align="justify" draw:textarea-vertical-align="middle" draw:auto-grow-height="false" fo:min-height="0.385cm" fo:min-width="1.278cm"/>
    </style:style>
    <style:style style:name="gr32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1.401cm" fo:min-width="2.548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2.29cm" fo:min-width="2.167cm"/>
    </style:style>
    <style:style style:name="gr35" style:family="graphic" style:parent-style-name="standard">
      <style:graphic-properties draw:stroke="none" svg:stroke-color="#000000" draw:fill="none" draw:fill-color="#ffffff" fo:min-height="0.385cm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126cm" fo:min-width="1.934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127cm" fo:min-width="1.934cm"/>
    </style:style>
    <style:style style:name="gr38" style:family="graphic" style:parent-style-name="standard">
      <style:graphic-properties draw:fill="none" draw:fill-color="#ffffff" draw:textarea-horizontal-align="justify" draw:textarea-vertical-align="middle" draw:auto-grow-height="false" fo:min-height="2.925cm" fo:min-width="9.787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  <style:text-properties style:font-name="Times New Roman" fo:font-size="9pt" style:font-size-asian="9pt" style:font-size-complex="9pt"/>
    </style:style>
    <style:style style:name="P4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style:font-name="Times New Roman" fo:font-size="9pt" style:font-size-asian="9pt" style:font-size-complex="9pt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paragraph-properties fo:text-align="center"/>
      <style:text-properties style:font-name="Times New Roman" fo:font-size="9pt" style:font-size-asian="9pt" style:font-size-complex="9pt"/>
    </style:style>
    <style:style style:name="P9" style:family="paragraph">
      <loext:graphic-properties draw:fill-color="#b4c7dc"/>
      <style:paragraph-properties fo:text-align="center"/>
      <style:text-properties style:font-name="Times New Roman" fo:font-size="9pt" style:font-size-asian="9pt" style:font-size-complex="9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b4c7dc"/>
      <style:paragraph-properties fo:text-align="center"/>
      <style:text-properties style:font-name="Times New Roman" fo:font-size="11pt" style:font-size-asian="11pt" style:font-size-complex="11pt"/>
    </style:style>
    <style:style style:name="P12" style:family="paragraph">
      <loext:graphic-properties draw:fill="none" draw:fill-color="#ffffff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6f9d4"/>
      <style:paragraph-properties fo:text-align="center"/>
      <style:text-properties style:font-name="Times New Roman" fo:font-size="10pt" style:font-size-asian="10pt" style:font-size-complex="10pt"/>
    </style:style>
    <style:style style:name="P14" style:family="paragraph">
      <loext:graphic-properties draw:fill-color="#729fcf"/>
      <style:paragraph-properties fo:text-align="center"/>
      <style:text-properties style:font-name="Times New Roman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2.921cm" svg:x="3.413cm" svg:y="4.0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921cm" svg:x="13.573cm" svg:y="4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778cm" svg:x="3.794cm" svg:y="4.722cm">
          <text:p text:style-name="P2"><text:span text:style-name="T1">makeRD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778cm" svg:x="6.842cm" svg:y="4.722cm">
          <text:p text:style-name="P2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778cm" svg:x="14.335cm" svg:y="4.722cm">
          <text:p text:style-name="P2"><text:span text:style-name="T1">reduceByKe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699cm" svg:y1="5.738cm" svg:x2="6.918cm" svg:y2="5.738cm">
          <text:p/>
        </draw:line>
        <draw:line draw:style-name="gr4" draw:text-style-name="P2" draw:layer="layout" svg:x1="8.874cm" svg:y1="5.738cm" svg:x2="14.335cm" svg:y2="5.738cm">
          <text:p/>
        </draw:line>
        <draw:frame draw:style-name="gr5" draw:text-style-name="P4" draw:layer="layout" svg:width="1.524cm" svg:height="0.603cm" svg:x="5.572cm" svg:y="3.452cm">
          <draw:text-box>
            <text:p><text:span text:style-name="T1">St</text:span><text:span text:style-name="T1">ag</text:span><text:span text:style-name="T1">e </text:span><text:span text:style-name="T1">0</text:span></text:p>
          </draw:text-box>
        </draw:frame>
        <draw:frame draw:style-name="gr5" draw:text-style-name="P4" draw:layer="layout" svg:width="1.524cm" svg:height="0.603cm" svg:x="14.462cm" svg:y="3.452cm">
          <draw:text-box>
            <text:p><text:span text:style-name="T1">St</text:span><text:span text:style-name="T1">ag</text:span><text:span text:style-name="T1">e </text:span><text:span text:style-name="T1">1</text:span></text:p>
          </draw:text-box>
        </draw:frame>
        <draw:frame draw:style-name="gr6" draw:text-style-name="P4" draw:layer="layout" svg:width="9.779cm" svg:height="0.955cm" svg:x="2.143cm" svg:y="2.055cm">
          <draw:text-box>
            <text:p><text:span text:style-name="T1">li</text:span><text:span text:style-name="T1">ne</text:span><text:span text:style-name="T1">s.</text:span><text:span text:style-name="T1">fl</text:span><text:span text:style-name="T1">at</text:span><text:span text:style-name="T1">M</text:span><text:span text:style-name="T1">ap</text:span><text:span text:style-name="T1">(l</text:span><text:span text:style-name="T1">a</text:span><text:span text:style-name="T1">m</text:span><text:span text:style-name="T1">b</text:span><text:span text:style-name="T1">da </text:span><text:span text:style-name="T1">li</text:span><text:span text:style-name="T1">ne</text:span><text:span text:style-name="T1">: </text:span><text:span text:style-name="T1">li</text:span><text:span text:style-name="T1">ne</text:span><text:span text:style-name="T1">.s</text:span><text:span text:style-name="T1">pl</text:span><text:span text:style-name="T1">it(</text:span><text:span text:style-name="T1">" </text:span><text:span text:style-name="T1">")</text:span><text:span text:style-name="T1">).</text:span><text:span text:style-name="T1">m</text:span><text:span text:style-name="T1">ap</text:span><text:span text:style-name="T1">(l</text:span><text:span text:style-name="T1">a</text:span><text:span text:style-name="T1">m</text:span><text:span text:style-name="T1">b</text:span><text:span text:style-name="T1">da </text:span><text:span text:style-name="T1">w</text:span><text:span text:style-name="T1">or</text:span><text:span text:style-name="T1">d: </text:span><text:span text:style-name="T1">(</text:span><text:span text:style-name="T1">w</text:span><text:span text:style-name="T1">or</text:span><text:span text:style-name="T1">d, </text:span><text:span text:style-name="T1">1)</text:span><text:span text:style-name="T1">)</text:span></text:p>
          </draw:text-box>
        </draw:frame>
        <draw:line draw:style-name="gr7" draw:text-style-name="P5" draw:layer="layout" svg:x1="2.397cm" svg:y1="2.563cm" svg:x2="11.414cm" svg:y2="2.563cm">
          <text:p/>
        </draw:line>
        <draw:line draw:style-name="gr8" draw:text-style-name="P5" draw:layer="layout" svg:x1="6.334cm" svg:y1="2.563cm" svg:x2="6.334cm" svg:y2="3.452cm">
          <text:p/>
        </draw:line>
        <draw:frame draw:style-name="gr6" draw:text-style-name="P4" draw:layer="layout" svg:width="4.826cm" svg:height="0.955cm" svg:x="12.938cm" svg:y="2.016cm">
          <draw:text-box>
            <text:p><text:span text:style-name="T1">re</text:span><text:span text:style-name="T1">d</text:span><text:span text:style-name="T1">uc</text:span><text:span text:style-name="T1">e</text:span><text:span text:style-name="T1">B</text:span><text:span text:style-name="T1">y</text:span><text:span text:style-name="T1">K</text:span><text:span text:style-name="T1">ey</text:span><text:span text:style-name="T1">(l</text:span><text:span text:style-name="T1">a</text:span><text:span text:style-name="T1">m</text:span><text:span text:style-name="T1">b</text:span><text:span text:style-name="T1">da </text:span><text:span text:style-name="T1">x, </text:span><text:span text:style-name="T1">y: </text:span><text:span text:style-name="T1">x </text:span><text:span text:style-name="T1">+ </text:span><text:span text:style-name="T1">y)</text:span></text:p>
          </draw:text-box>
        </draw:frame>
        <draw:line draw:style-name="gr7" draw:text-style-name="P5" draw:layer="layout" svg:x1="13.192cm" svg:y1="2.563cm" svg:x2="17.383cm" svg:y2="2.563cm">
          <text:p/>
        </draw:line>
        <draw:line draw:style-name="gr8" draw:text-style-name="P5" draw:layer="layout" svg:x1="15.224cm" svg:y1="2.563cm" svg:x2="15.224cm" svg:y2="3.452cm">
          <text:p/>
        </draw:line>
        <draw:custom-shape draw:style-name="gr9" draw:text-style-name="P6" draw:layer="layout" svg:width="2.631cm" svg:height="0.924cm" svg:x="1.762cm" svg:y="8.661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631cm" svg:height="0.924cm" svg:x="1.762cm" svg:y="9.849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631cm" svg:height="0.924cm" svg:x="1.762cm" svg:y="11.037cm">
          <text:p text:style-name="P2"><text:span text:style-name="T1">Oth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929cm" svg:height="0.528cm" svg:x="4.701cm" svg:y="9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704cm" svg:height="0.528cm" svg:x="5.918cm" svg:y="9.981cm">
          <text:p text:style-name="P2"><text:span text:style-name="T1">Stre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2" draw:text-style-name="P5" draw:layer="layout" svg:x1="7.642cm" svg:y1="10.245cm" svg:x2="8.88cm" svg:y2="10.245cm">
          <text:p/>
        </draw:line>
        <draw:custom-shape draw:style-name="gr13" draw:text-style-name="P9" draw:layer="layout" svg:width="2.632cm" svg:height="2.244cm" svg:x="9.034cm" svg:y="8.793cm">
          <text:p text:style-name="P2"><text:span text:style-name="T1">Stream </text:span></text:p>
          <text:p text:style-name="P2"><text:span text:style-name="T1">Processing </text:span></text:p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1.975cm" svg:y1="8.925cm" svg:x2="13.213cm" svg:y2="8.925cm">
          <text:p/>
        </draw:line>
        <draw:line draw:style-name="gr12" draw:text-style-name="P5" draw:layer="layout" svg:x1="11.975cm" svg:y1="9.981cm" svg:x2="13.213cm" svg:y2="9.981cm">
          <text:p/>
        </draw:line>
        <draw:line draw:style-name="gr12" draw:text-style-name="P5" draw:layer="layout" svg:x1="11.975cm" svg:y1="10.905cm" svg:x2="13.213cm" svg:y2="10.905cm">
          <text:p/>
        </draw:line>
        <draw:custom-shape draw:style-name="gr14" draw:text-style-name="P8" draw:layer="layout" svg:width="1.702cm" svg:height="0.66cm" svg:x="13.481cm" svg:y="8.61cm">
          <text:p text:style-name="P2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8" draw:layer="layout" svg:width="1.702cm" svg:height="0.528cm" svg:x="13.522cm" svg:y="9.717cm">
          <text:p text:style-name="P2"><text:span text:style-name="T1">Stre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8" draw:layer="layout" svg:width="1.702cm" svg:height="0.528cm" svg:x="13.522cm" svg:y="10.641cm">
          <text:p text:style-name="P2"><text:span text:style-name="T1">Storag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6" draw:layer="layout" svg:width="3.895cm" svg:height="2.159cm" svg:x="2.27cm" svg:y="13.612cm">
          <text:p text:style-name="P2"><text:span text:style-name="T1">SparkContext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387cm" svg:height="0.762cm" svg:x="2.82cm" svg:y="13.104cm">
          <draw:text-box>
            <text:p><text:span text:style-name="T1">Driver Program</text:span></text:p>
          </draw:text-box>
        </draw:frame>
        <draw:custom-shape draw:style-name="gr19" draw:text-style-name="P6" draw:layer="layout" svg:width="3.894cm" svg:height="1.016cm" svg:x="7.689cm" svg:y="14.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42cm" svg:height="0.955cm" svg:x="7.519cm" svg:y="13.612cm">
          <draw:text-box>
            <text:p><text:span text:style-name="T1">Standalone Manager</text:span></text:p>
          </draw:text-box>
        </draw:frame>
        <draw:custom-shape draw:style-name="gr20" draw:text-style-name="P6" draw:layer="layout" svg:width="3.895cm" svg:height="1.651cm" svg:x="13.615cm" svg:y="12.59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386cm" svg:height="0.889cm" svg:x="14.378cm" svg:y="12.088cm">
          <draw:text-box>
            <text:p><text:span text:style-name="T1">Worker Node</text:span></text:p>
          </draw:text-box>
        </draw:frame>
        <draw:custom-shape draw:style-name="gr22" draw:text-style-name="P9" draw:layer="layout" svg:width="3.556cm" svg:height="0.508cm" svg:x="13.785cm" svg:y="12.85cm">
          <text:p text:style-name="P2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693cm" svg:height="0.508cm" svg:x="13.785cm" svg:y="13.61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694cm" svg:height="0.508cm" svg:x="15.647cm" svg:y="13.61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895cm" svg:height="1.651cm" svg:x="13.615cm" svg:y="15.00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386cm" svg:height="1.016cm" svg:x="14.335cm" svg:y="14.501cm">
          <draw:text-box>
            <text:p><text:span text:style-name="T1">Worker Node</text:span></text:p>
          </draw:text-box>
        </draw:frame>
        <draw:custom-shape draw:style-name="gr22" draw:text-style-name="P9" draw:layer="layout" svg:width="3.556cm" svg:height="0.508cm" svg:x="13.785cm" svg:y="15.263cm">
          <text:p text:style-name="P2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693cm" svg:height="0.508cm" svg:x="13.785cm" svg:y="16.025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694cm" svg:height="0.508cm" svg:x="15.647cm" svg:y="16.025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6.165cm" svg:y1="14.628cm" svg:x2="7.689cm" svg:y2="14.628cm">
          <text:p/>
        </draw:line>
        <draw:line draw:style-name="gr26" draw:text-style-name="P2" draw:layer="layout" svg:x1="6.165cm" svg:y1="13.612cm" svg:x2="13.616cm" svg:y2="13.612cm">
          <text:p/>
        </draw:line>
        <draw:line draw:style-name="gr26" draw:text-style-name="P2" draw:layer="layout" svg:x1="6.165cm" svg:y1="13.612cm" svg:x2="13.616cm" svg:y2="13.612cm">
          <text:p/>
        </draw:line>
        <draw:line draw:style-name="gr26" draw:text-style-name="P2" draw:layer="layout" svg:x1="6.165cm" svg:y1="15.644cm" svg:x2="13.616cm" svg:y2="15.644cm">
          <text:p/>
        </draw:line>
        <draw:line draw:style-name="gr26" draw:text-style-name="P2" draw:layer="layout" svg:x1="11.583cm" svg:y1="14.12cm" svg:x2="13.615cm" svg:y2="14.12cm">
          <text:p/>
        </draw:line>
        <draw:line draw:style-name="gr26" draw:text-style-name="P2" draw:layer="layout" svg:x1="11.583cm" svg:y1="15.136cm" svg:x2="13.615cm" svg:y2="15.136cm">
          <text:p/>
        </draw:line>
        <draw:custom-shape draw:style-name="gr27" draw:text-style-name="P1" draw:layer="layout" svg:width="9.779cm" svg:height="4.064cm" svg:x="10.525cm" svg:y="22.7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.588cm" svg:height="3.429cm" svg:x="14.335cm" svg:y="22.97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413cm" svg:height="1.27cm" svg:x="14.589cm" svg:y="23.225cm">
          <text:p text:style-name="P2"><text:span text:style-name="T2">10.7.2.36</text:span></text:p>
          <text:p text:style-name="P2"><text:span text:style-name="T2">(Worker 1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413cm" svg:height="1.27cm" svg:x="17.256cm" svg:y="23.225cm">
          <text:p text:style-name="P2"><text:span text:style-name="T2">10.7.2.37</text:span></text:p>
          <text:p text:style-name="P2"><text:span text:style-name="T2">(Worker 2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413cm" svg:height="1.27cm" svg:x="14.589cm" svg:y="24.876cm">
          <text:p text:style-name="P2"><text:span text:style-name="T2">10.7.2.38</text:span></text:p>
          <text:p text:style-name="P2"><text:span text:style-name="T2">(Worker 3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413cm" svg:height="1.27cm" svg:x="17.256cm" svg:y="24.876cm">
          <text:p text:style-name="P2"><text:span text:style-name="T2">10.7.2.40</text:span></text:p>
          <text:p text:style-name="P2"><text:span text:style-name="T2">(Worker 4)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032cm" svg:height="2.032cm" svg:x="10.779cm" svg:y="23.733cm">
          <text:p text:style-name="P2"><text:span text:style-name="T2">10.7.2.34</text:span></text:p>
          <text:p text:style-name="P2"><text:span text:style-name="T2">(Mas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4.953cm" svg:height="0.889cm" svg:x="13.192cm" svg:y="21.955cm">
          <draw:text-box>
            <text:p><text:span text:style-name="T3">Standalo</text:span><text:span text:style-name="T3">ne </text:span><text:span text:style-name="T3">Cluster</text:span></text:p>
          </draw:text-box>
        </draw:frame>
        <draw:line draw:style-name="gr26" draw:text-style-name="P2" draw:layer="layout" svg:x1="12.811cm" svg:y1="24.622cm" svg:x2="14.335cm" svg:y2="24.622cm">
          <text:p/>
        </draw:line>
        <draw:custom-shape draw:style-name="gr30" draw:text-style-name="P11" draw:layer="layout" svg:width="2.032cm" svg:height="2.032cm" svg:x="5.318cm" svg:y="23.733cm">
          <text:p text:style-name="P2"><text:span text:style-name="T2">10.7.2.207</text:span></text:p>
          <text:p text:style-name="P2"><text:span text:style-name="T2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1.778cm" svg:height="0.635cm" svg:x="8.112cm" svg:y="24.495cm">
          <text:p text:style-name="P2"><text:span text:style-name="T4">BSD Socket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2.811cm" svg:y1="24.622cm" svg:x2="14.335cm" svg:y2="24.622cm">
          <text:p/>
        </draw:line>
        <draw:line draw:style-name="gr32" draw:text-style-name="P5" draw:layer="layout" svg:x1="9.922cm" svg:y1="24.876cm" svg:x2="10.779cm" svg:y2="24.876cm">
          <text:p/>
        </draw:line>
        <draw:line draw:style-name="gr32" draw:text-style-name="P5" draw:layer="layout" svg:x1="7.35cm" svg:y1="24.876cm" svg:x2="8.112cm" svg:y2="24.876cm">
          <text:p/>
        </draw:line>
        <draw:custom-shape draw:style-name="gr33" draw:text-style-name="P14" draw:layer="layout" svg:width="3.048cm" svg:height="1.651cm" svg:x="1.254cm" svg:y="23.987cm">
          <text:p text:style-name="P2"><text:span text:style-name="T2">Twitter API</text:span></text:p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4.302cm" svg:y1="24.876cm" svg:x2="5.318cm" svg:y2="24.876cm">
          <text:p/>
        </draw:line>
        <draw:custom-shape draw:style-name="gr34" draw:text-style-name="P6" draw:layer="layout" svg:width="2.667cm" svg:height="2.54cm" svg:x="2.143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" draw:layer="layout" svg:width="3.411cm" svg:height="0.635cm" svg:x="5.826cm" svg:y="16.367cm">
          <draw:text-box>
            <text:p><text:span text:style-name="T1">Object </text:span><text:span text:style-name="T1">Composition</text:span></text:p>
          </draw:text-box>
        </draw:frame>
        <draw:custom-shape draw:style-name="gr36" draw:text-style-name="P9" draw:layer="layout" svg:width="2.434cm" svg:height="0.376cm" svg:x="2.288cm" svg:y="18.587cm">
          <text:p text:style-name="P2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2.288cm" svg:y="19.245cm">
          <text:p text:style-name="P2"><text:span text:style-name="T1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2.434cm" svg:height="0.377cm" svg:x="2.288cm" svg:y="19.81cm">
          <text:p text:style-name="P2"><text:span text:style-name="T1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2.288cm" svg:y="20.374cm">
          <text:p text:style-name="P2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0.287cm" svg:height="3.175cm" svg:x="1.889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2.667cm" svg:height="2.54cm" svg:x="5.064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5.209cm" svg:y="18.587cm">
          <text:p text:style-name="P2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5.209cm" svg:y="19.245cm">
          <text:p text:style-name="P2"><text:span text:style-name="T1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2.434cm" svg:height="0.377cm" svg:x="5.209cm" svg:y="19.81cm">
          <text:p text:style-name="P2"><text:span text:style-name="T1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5.209cm" svg:y="20.374cm">
          <text:p text:style-name="P2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0.127cm" svg:height="0.127cm" svg:x="8.112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8" draw:layer="layout" svg:width="1.862cm" svg:height="0.603cm" svg:x="2.567cm" svg:y="17.891cm">
          <draw:text-box>
            <text:p text:style-name="P17"><text:span text:style-name="T5">Object #1</text:span></text:p>
          </draw:text-box>
        </draw:frame>
        <draw:frame draw:style-name="gr5" draw:text-style-name="P18" draw:layer="layout" svg:width="1.862cm" svg:height="0.603cm" svg:x="2.567cm" svg:y="17.892cm">
          <draw:text-box>
            <text:p text:style-name="P17"><text:span text:style-name="T5">Objec</text:span><text:span text:style-name="T5">t #1</text:span></text:p>
          </draw:text-box>
        </draw:frame>
        <draw:custom-shape draw:style-name="gr34" draw:text-style-name="P6" draw:layer="layout" svg:width="2.667cm" svg:height="2.54cm" svg:x="9.255cm" svg:y="1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9.4cm" svg:y="18.587cm">
          <text:p text:style-name="P2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9.4cm" svg:y="19.245cm">
          <text:p text:style-name="P2"><text:span text:style-name="T1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2.434cm" svg:height="0.377cm" svg:x="9.4cm" svg:y="19.81cm">
          <text:p text:style-name="P2"><text:span text:style-name="T1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2.434cm" svg:height="0.376cm" svg:x="9.4cm" svg:y="20.374cm">
          <text:p text:style-name="P2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8" draw:layer="layout" svg:width="1.862cm" svg:height="0.603cm" svg:x="5.572cm" svg:y="17.923cm">
          <draw:text-box>
            <text:p text:style-name="P17"><text:span text:style-name="T5">Obje</text:span><text:span text:style-name="T5">ct #2</text:span></text:p>
          </draw:text-box>
        </draw:frame>
        <draw:frame draw:style-name="gr6" draw:text-style-name="P18" draw:layer="layout" svg:width="1.989cm" svg:height="0.955cm" svg:x="9.679cm" svg:y="17.891cm">
          <draw:text-box>
            <text:p text:style-name="P17"><text:span text:style-name="T5">Objec</text:span><text:span text:style-name="T5">t #N</text:span></text:p>
          </draw:text-box>
        </draw:frame>
        <draw:custom-shape draw:style-name="gr39" draw:text-style-name="P16" draw:layer="layout" svg:width="0.127cm" svg:height="0.127cm" svg:x="8.62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draw:layer="layout" svg:width="0.127cm" svg:height="0.127cm" svg:x="8.366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22:50:57.288380421</meta:creation-date>
    <meta:editing-duration>PT15H31M33S</meta:editing-duration>
    <meta:editing-cycles>3</meta:editing-cycles>
    <meta:generator>LibreOffice/6.1.5.2$Linux_X86_64 LibreOffice_project/10$Build-2</meta:generator>
    <dc:date>2021-02-03T17:06:47.629008309</dc:date>
    <meta:document-statistic meta:object-count="88"/>
  </office:meta>
</office:document-meta>
</file>